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in_string.test_list_no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in_string.test_lis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in_string.test_list_i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in_string.test_list_in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